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weight="bold" officeooo:rsid="00159c45" officeooo:paragraph-rsid="00159c4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position="0% 100%" fo:font-weight="bold" officeooo:rsid="00159c45" officeooo:paragraph-rsid="00159c45" style:font-weight-asian="bold" style:font-weight-complex="bold"/>
    </style:style>
    <style:style style:name="P3" style:family="paragraph" style:parent-style-name="Standard">
      <style:text-properties style:text-position="0% 100%" fo:font-weight="bold" officeooo:rsid="00141a28" officeooo:paragraph-rsid="00141a28" style:font-weight-asian="bold" style:font-weight-complex="bold"/>
    </style:style>
    <style:style style:name="P4" style:family="paragraph" style:parent-style-name="Standard">
      <style:text-properties style:text-position="0% 100%" fo:font-weight="bold" officeooo:rsid="0017f8e8" officeooo:paragraph-rsid="00373c07" style:font-weight-asian="bold" style:font-weight-complex="bold"/>
    </style:style>
    <style:style style:name="P5" style:family="paragraph" style:parent-style-name="Standard">
      <style:text-properties style:text-position="0% 100%" fo:font-weight="normal" officeooo:rsid="00141a28" officeooo:paragraph-rsid="00141a28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17f8e8" officeooo:paragraph-rsid="00373c07" style:font-weight-asian="normal" style:font-weight-complex="normal"/>
    </style:style>
    <style:style style:name="P7" style:family="paragraph" style:parent-style-name="Standard" style:list-style-name="L1">
      <style:text-properties officeooo:paragraph-rsid="00159c45"/>
    </style:style>
    <style:style style:name="P8" style:family="paragraph" style:parent-style-name="Standard" style:list-style-name="L1">
      <style:text-properties officeooo:paragraph-rsid="002e36dd"/>
    </style:style>
    <style:style style:name="P9" style:family="paragraph" style:parent-style-name="Standard" style:list-style-name="L1">
      <style:text-properties officeooo:paragraph-rsid="0026fc6e"/>
    </style:style>
    <style:style style:name="P10" style:family="paragraph" style:parent-style-name="Standard" style:list-style-name="L1">
      <style:text-properties officeooo:paragraph-rsid="0017923a"/>
    </style:style>
    <style:style style:name="P11" style:family="paragraph" style:parent-style-name="Standard" style:list-style-name="L1">
      <style:text-properties officeooo:paragraph-rsid="0018d621"/>
    </style:style>
    <style:style style:name="P12" style:family="paragraph" style:parent-style-name="Standard" style:list-style-name="L1">
      <style:text-properties officeooo:paragraph-rsid="002c7069"/>
    </style:style>
    <style:style style:name="P13" style:family="paragraph" style:parent-style-name="Standard" style:list-style-name="L1">
      <style:text-properties style:text-position="0% 100%" fo:font-weight="normal" officeooo:rsid="002e36dd" officeooo:paragraph-rsid="002e36dd" style:font-weight-asian="normal" style:font-weight-complex="normal"/>
    </style:style>
    <style:style style:name="P14" style:family="paragraph" style:parent-style-name="Standard">
      <style:text-properties style:text-position="0% 100%" fo:font-weight="normal" officeooo:rsid="002e36dd" officeooo:paragraph-rsid="002e36dd" style:font-weight-asian="normal" style:font-weight-complex="normal"/>
    </style:style>
    <style:style style:name="P15" style:family="paragraph" style:parent-style-name="Standard" style:list-style-name="L2">
      <style:text-properties style:text-position="0% 100%" fo:font-weight="normal" officeooo:rsid="002e36dd" officeooo:paragraph-rsid="003559af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2e36dd" officeooo:paragraph-rsid="00373c07" style:font-weight-asian="normal" style:font-weight-complex="normal"/>
    </style:style>
    <style:style style:name="P17" style:family="paragraph" style:parent-style-name="Standard" style:list-style-name="L1">
      <style:text-properties style:text-position="0% 100%" fo:font-weight="normal" officeooo:rsid="0023795d" officeooo:paragraph-rsid="002a2526" style:font-weight-asian="normal" style:font-weight-complex="normal"/>
    </style:style>
    <style:style style:name="P18" style:family="paragraph" style:parent-style-name="Standard" style:list-style-name="L1">
      <style:text-properties style:text-position="0% 100%" fo:font-weight="normal" officeooo:rsid="0023795d" officeooo:paragraph-rsid="0033f6f4" style:font-weight-asian="normal" style:font-weight-complex="normal"/>
    </style:style>
    <style:style style:name="P19" style:family="paragraph" style:parent-style-name="Standard" style:list-style-name="L1">
      <style:text-properties style:text-position="0% 100%" fo:font-weight="normal" officeooo:rsid="0023795d" officeooo:paragraph-rsid="0023795d" style:font-weight-asian="normal" style:font-weight-complex="normal"/>
    </style:style>
    <style:style style:name="P20" style:family="paragraph" style:parent-style-name="Standard" style:list-style-name="L1">
      <style:text-properties style:text-position="0% 100%" fo:font-weight="normal" officeooo:rsid="0026fc6e" officeooo:paragraph-rsid="002a2526" style:font-weight-asian="normal" style:font-weight-complex="normal"/>
    </style:style>
    <style:style style:name="P21" style:family="paragraph" style:parent-style-name="Standard" style:list-style-name="L1">
      <style:text-properties style:text-position="0% 100%" fo:font-weight="normal" officeooo:rsid="0027ac29" officeooo:paragraph-rsid="002a2526" style:font-weight-asian="normal" style:font-weight-complex="normal"/>
    </style:style>
    <style:style style:name="P22" style:family="paragraph" style:parent-style-name="Standard" style:list-style-name="L1">
      <style:text-properties style:text-position="0% 100%" fo:font-weight="normal" officeooo:rsid="002550f7" officeooo:paragraph-rsid="0027ac29" style:font-weight-asian="normal" style:font-weight-complex="normal"/>
    </style:style>
    <style:style style:name="P23" style:family="paragraph" style:parent-style-name="Standard" style:list-style-name="L1">
      <style:text-properties style:text-position="0% 100%" fo:font-weight="normal" officeooo:rsid="002550f7" officeooo:paragraph-rsid="00290f84" style:font-weight-asian="normal" style:font-weight-complex="normal"/>
    </style:style>
    <style:style style:name="P24" style:family="paragraph" style:parent-style-name="Standard" style:list-style-name="L1">
      <style:text-properties style:text-position="0% 100%" fo:font-weight="normal" officeooo:rsid="002550f7" officeooo:paragraph-rsid="002b58a5" style:font-weight-asian="normal" style:font-weight-complex="normal"/>
    </style:style>
    <style:style style:name="P25" style:family="paragraph" style:parent-style-name="Standard" style:list-style-name="L1">
      <style:text-properties style:text-position="0% 100%" fo:font-weight="normal" officeooo:rsid="0018d621" officeooo:paragraph-rsid="002e36dd" style:font-weight-asian="normal" style:font-weight-complex="normal"/>
    </style:style>
    <style:style style:name="P26" style:family="paragraph" style:parent-style-name="Standard" style:list-style-name="L2">
      <style:text-properties style:text-position="0% 100%" fo:font-weight="normal" officeooo:rsid="00141a28" officeooo:paragraph-rsid="00141a28" style:font-weight-asian="normal" style:font-weight-complex="normal"/>
    </style:style>
    <style:style style:name="P27" style:family="paragraph" style:parent-style-name="Standard" style:list-style-name="L3">
      <style:text-properties style:text-position="0% 100%" fo:font-weight="normal" officeooo:rsid="00141a28" officeooo:paragraph-rsid="00141a28" style:font-weight-asian="normal" style:font-weight-complex="normal"/>
    </style:style>
    <style:style style:name="P28" style:family="paragraph" style:parent-style-name="Standard" style:list-style-name="L2">
      <style:text-properties style:text-position="0% 100%" fo:font-weight="normal" officeooo:rsid="0033f6f4" officeooo:paragraph-rsid="0033f6f4" style:font-weight-asian="normal" style:font-weight-complex="normal"/>
    </style:style>
    <style:style style:name="P29" style:family="paragraph" style:parent-style-name="Standard" style:list-style-name="L3">
      <style:text-properties style:text-position="0% 100%" fo:font-weight="normal" officeooo:rsid="00368565" officeooo:paragraph-rsid="00368565" style:font-weight-asian="normal" style:font-weight-complex="normal"/>
    </style:style>
    <style:style style:name="P30" style:family="paragraph" style:parent-style-name="Standard">
      <style:text-properties style:text-position="0% 100%" fo:font-weight="bold" style:font-weight-asian="bold" style:font-weight-complex="bold"/>
    </style:style>
    <style:style style:name="P31" style:family="paragraph" style:parent-style-name="Standard" style:list-style-name="L4">
      <style:text-properties style:text-position="0% 100%"/>
    </style:style>
    <style:style style:name="P32" style:family="paragraph" style:parent-style-name="Standard" style:list-style-name="L2">
      <style:text-properties officeooo:paragraph-rsid="0033f6f4"/>
    </style:style>
    <style:style style:name="P33" style:family="paragraph" style:parent-style-name="Standard" style:list-style-name="L2">
      <style:text-properties officeooo:paragraph-rsid="003559af"/>
    </style:style>
    <style:style style:name="P34" style:family="paragraph" style:parent-style-name="Standard" style:list-style-name="L3">
      <style:text-properties officeooo:paragraph-rsid="00368565"/>
    </style:style>
    <style:style style:name="T1" style:family="text">
      <style:text-properties style:text-position="0% 100%" fo:font-weight="bold" officeooo:rsid="0017923a" style:font-weight-asian="bold" style:font-weight-complex="bold"/>
    </style:style>
    <style:style style:name="T2" style:family="text">
      <style:text-properties style:text-position="0% 100%" fo:font-weight="bold" officeooo:rsid="00215716" style:font-weight-asian="bold" style:font-weight-complex="bold"/>
    </style:style>
    <style:style style:name="T3" style:family="text">
      <style:text-properties style:text-position="0% 100%" fo:font-weight="bold" officeooo:rsid="0027ac29" style:font-weight-asian="bold" style:font-weight-complex="bold"/>
    </style:style>
    <style:style style:name="T4" style:family="text">
      <style:text-properties style:text-position="0% 100%" fo:font-weight="normal" officeooo:rsid="00159c45" style:font-weight-asian="normal" style:font-weight-complex="normal"/>
    </style:style>
    <style:style style:name="T5" style:family="text">
      <style:text-properties style:text-position="0% 100%" fo:font-weight="normal" officeooo:rsid="0017923a" style:font-weight-asian="normal" style:font-weight-complex="normal"/>
    </style:style>
    <style:style style:name="T6" style:family="text">
      <style:text-properties style:text-position="0% 100%" fo:font-weight="normal" officeooo:rsid="0018d621" style:font-weight-asian="normal" style:font-weight-complex="normal"/>
    </style:style>
    <style:style style:name="T7" style:family="text">
      <style:text-properties style:text-position="0% 100%" fo:font-weight="normal" officeooo:rsid="00195c94" style:font-weight-asian="normal" style:font-weight-complex="normal"/>
    </style:style>
    <style:style style:name="T8" style:family="text">
      <style:text-properties style:text-position="0% 100%" fo:font-weight="normal" officeooo:rsid="001d174c" style:font-weight-asian="normal" style:font-weight-complex="normal"/>
    </style:style>
    <style:style style:name="T9" style:family="text">
      <style:text-properties style:text-position="0% 100%" fo:font-weight="normal" officeooo:rsid="001da077" style:font-weight-asian="normal" style:font-weight-complex="normal"/>
    </style:style>
    <style:style style:name="T10" style:family="text">
      <style:text-properties style:text-position="0% 100%" fo:font-weight="normal" officeooo:rsid="00215716" style:font-weight-asian="normal" style:font-weight-complex="normal"/>
    </style:style>
    <style:style style:name="T11" style:family="text">
      <style:text-properties style:text-position="0% 100%" fo:font-weight="normal" officeooo:rsid="0023795d" style:font-weight-asian="normal" style:font-weight-complex="normal"/>
    </style:style>
    <style:style style:name="T12" style:family="text">
      <style:text-properties style:text-position="0% 100%" fo:font-weight="normal" officeooo:rsid="0024b3e4" style:font-weight-asian="normal" style:font-weight-complex="normal"/>
    </style:style>
    <style:style style:name="T13" style:family="text">
      <style:text-properties style:text-position="0% 100%" fo:font-weight="normal" officeooo:rsid="0026fc6e" style:font-weight-asian="normal" style:font-weight-complex="normal"/>
    </style:style>
    <style:style style:name="T14" style:family="text">
      <style:text-properties style:text-position="0% 100%" fo:font-weight="normal" officeooo:rsid="002c7069" style:font-weight-asian="normal" style:font-weight-complex="normal"/>
    </style:style>
    <style:style style:name="T15" style:family="text">
      <style:text-properties style:text-position="0% 100%" fo:font-weight="normal" officeooo:rsid="002e36dd" style:font-weight-asian="normal" style:font-weight-complex="normal"/>
    </style:style>
    <style:style style:name="T16" style:family="text">
      <style:text-properties style:text-position="0% 100%" fo:font-weight="normal" officeooo:rsid="0030ba8b" style:font-weight-asian="normal" style:font-weight-complex="normal"/>
    </style:style>
    <style:style style:name="T17" style:family="text">
      <style:text-properties style:text-position="0% 100%" fo:font-weight="normal" officeooo:rsid="0033f6f4" style:font-weight-asian="normal" style:font-weight-complex="normal"/>
    </style:style>
    <style:style style:name="T18" style:family="text">
      <style:text-properties style:text-position="0% 100%" fo:font-weight="normal" officeooo:rsid="003559af" style:font-weight-asian="normal" style:font-weight-complex="normal"/>
    </style:style>
    <style:style style:name="T19" style:family="text">
      <style:text-properties style:text-position="0% 100%" fo:font-weight="normal" officeooo:rsid="00368565" style:font-weight-asian="normal" style:font-weight-complex="normal"/>
    </style:style>
    <style:style style:name="T20" style:family="text">
      <style:text-properties style:text-position="super 58%" fo:font-weight="normal" officeooo:rsid="002c7069" style:font-weight-asian="normal" style:font-weight-complex="normal"/>
    </style:style>
    <style:style style:name="T21" style:family="text">
      <style:text-properties style:text-position="33% 80%" fo:font-style="italic" fo:font-weight="normal" officeooo:rsid="002c7069" style:font-weight-asian="normal" style:font-weight-complex="normal"/>
    </style:style>
    <style:style style:name="T22" style:family="text">
      <style:text-properties style:text-position="33% 80%" fo:font-weight="normal" officeooo:rsid="002c7069" style:font-weight-asian="normal" style:font-weight-complex="normal"/>
    </style:style>
    <style:style style:name="T23" style:family="text">
      <style:text-properties officeooo:rsid="002df7e9"/>
    </style:style>
    <style:style style:name="T24" style:family="text">
      <style:text-properties officeooo:rsid="0033f6f4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a048b" style:font-weight-asian="bold" style:font-weight-complex="bold"/>
    </style:style>
    <style:style style:name="T27" style:family="text">
      <style:text-properties officeooo:rsid="00377f8d"/>
    </style:style>
    <style:style style:name="T28" style:family="text">
      <style:text-properties officeooo:rsid="00380f38"/>
    </style:style>
    <style:style style:name="T29" style:family="text">
      <style:text-properties officeooo:rsid="003a048b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tex sets –<text:span text:style-name="T23"> Vertex covering and Independent sets</text:span></text:p>
      <text:p text:style-name="P1"/>
      <text:p text:style-name="P1">Independent set</text:p>
      <text:list xml:id="list12053926921" text:style-name="L1">
        <text:list-item>
          <text:p text:style-name="P7"><text:span text:style-name="T4">Independence set </text:span><text:span text:style-name="T5">of a graph </text:span><text:span text:style-name="T4">is a set of vertices, no two of which are adjacent to one another.</text:span></text:p>
        </text:list-item>
        <text:list-item>
          <text:p text:style-name="P8"><text:span text:style-name="T5">An independent set to which no more vertices can be added is a </text:span><text:span text:style-name="T1">maximal independent set</text:span><text:span text:style-name="T5">.</text:span></text:p>
          <text:list>
            <text:list-item>
              <text:p text:style-name="P13">A maximal independent set can be found in polynomial time by scanning the vertices of the graph once.</text:p>
            </text:list-item>
          </text:list>
        </text:list-item>
        <text:list-item>
          <text:p text:style-name="P9"><text:span text:style-name="T10">A maximal independent set with maximum cardinality is called the </text:span><text:span text:style-name="T2">maximum/</text:span><text:span text:style-name="T3">largest</text:span><text:span text:style-name="T2"> independent set</text:span><text:span text:style-name="T10">.</text:span></text:p>
        </text:list-item>
        <text:list-item>
          <text:p text:style-name="P10"><text:span text:style-name="T5">The number of vertices in a </text:span><text:span text:style-name="T13">largest </text:span><text:span text:style-name="T5">maximal independent set is called the </text:span><text:span text:style-name="T1">independent number </text:span><text:span text:style-name="T16">and is represented by</text:span><text:span text:style-name="T16"><draw:frame draw:style-name="fr1" draw:name="Object5" text:anchor-type="as-char" svg:width="0.452in" svg:height="0.2in" draw:z-index="1"><draw:object xlink:href="./Object 5" xlink:type="simple" xlink:show="embed" xlink:actuate="onLoad"/><draw:image xlink:href="./ObjectReplacements/Object 5" xlink:type="simple" xlink:show="embed" xlink:actuate="onLoad"/></draw:frame></text:span><text:span text:style-name="T5">.</text:span></text:p>
        </text:list-item>
        <text:list-item>
          <text:p text:style-name="P11"><text:span text:style-name="T6">The </text:span><text:span text:style-name="T9">chromatic number</text:span><text:span text:style-name="T6"> of a graph is equal to the smallest number of maximal independent sets which encompass all the vertices in the graph. Thus each partition of a a chromatic partitioning is a maximal independent set.</text:span></text:p>
        </text:list-item>
        <text:list-item>
          <text:p text:style-name="P17">Computational problems</text:p>
          <text:list>
            <text:list-item>
              <text:p text:style-name="P12"><text:span text:style-name="T17">Optimization version - </text:span><text:span text:style-name="T11">Maximum independent problem –</text:span><text:span text:style-name="T12"> NP hard </text:span><text:span text:style-name="T14">- O(n</text:span><text:span text:style-name="T20">2</text:span><text:span text:style-name="T14"> 2</text:span><text:span text:style-name="T20">n</text:span><text:span text:style-name="T14">)</text:span></text:p>
              <text:list>
                <text:list-item>
                  <text:p text:style-name="P20">Find the maximum independent set of a given graph</text:p>
                </text:list-item>
                <text:list-item>
                  <text:p text:style-name="P21">Also called vertex packing</text:p>
                </text:list-item>
              </text:list>
            </text:list-item>
            <text:list-item>
              <text:p text:style-name="P18"><text:span text:style-name="T24">Decision version - </text:span>Independent set decision problem – NP-complete</text:p>
              <text:list>
                <text:list-item>
                  <text:p text:style-name="P18">Does the given graph contain an independent set of a given size k?</text:p>
                </text:list-item>
              </text:list>
            </text:list-item>
            <text:list-item>
              <text:p text:style-name="P12"><text:span text:style-name="T11">Maximal independent set listing problem –</text:span><text:span text:style-name="T12"> NP hard –</text:span><text:span text:style-name="T14"> O(3</text:span><text:span text:style-name="T21">n</text:span><text:span text:style-name="T22">/3</text:span><text:span text:style-name="T14">)???</text:span></text:p>
              <text:list>
                <text:list-item>
                  <text:p text:style-name="P20">Find the set of all maximal independent sets of a given graph</text:p>
                </text:list-item>
              </text:list>
            </text:list-item>
          </text:list>
        </text:list-item>
        <text:list-item>
          <text:p text:style-name="P19">A set is independent only if it is a clique in the <text:span text:style-name="T25">graph's</text:span> complement.</text:p>
          <text:list>
            <text:list-item>
              <text:p text:style-name="P19">A set of vertices, no two of whom are adjacent to one another, will all be adjacent to one another in the complement of the graph.</text:p>
              <text:list>
                <text:list-item>
                  <text:p text:style-name="P19"><draw:frame draw:style-name="fr1" draw:name="Object1" text:anchor-type="as-char" svg:width="4.3575in" svg:height="0.2098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    </text:list-item>
                <text:list-item>
                  <text:p text:style-name="P19"><draw:frame draw:style-name="fr1" draw:name="Object3" text:anchor-type="as-char" svg:width="4.3575in" svg:height="0.2098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  </text:list-item>
              </text:list>
            </text:list-item>
          </text:list>
        </text:list-item>
        <text:list-item>
          <text:p text:style-name="P19">A set <text:span text:style-name="T29">of vertices </text:span>is independent only if its complement <text:span text:style-name="T26">vertex set</text:span><text:span text:style-name="T29"> </text:span>is a vertex cover.</text:p>
          <text:list>
            <text:list-item>
              <text:p text:style-name="P22">If no vertices in a set <text:span text:style-name="T27">are</text:span> adjacent to on<text:span text:style-name="T28">e</text:span> another, it means that there is no edge that is exclusively covered up by <text:span text:style-name="T28">those set of vertices</text:span>. For every edge, there is always a vertex not in the set covering it up</text:p>
              <text:list>
                <text:list-item>
                  <text:p text:style-name="P23"><draw:frame draw:style-name="fr1" draw:name="Object2" text:anchor-type="as-char" svg:width="5.0717in" svg:height="0.2091in" draw:z-index="0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  <text:list-item>
                  <text:p text:style-name="P24"><draw:frame draw:style-name="fr1" draw:name="Object4" text:anchor-type="as-char" svg:width="5.0819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  </text:list-item>
              </text:list>
            </text:list-item>
          </text:list>
        </text:list-item>
        <text:list-item>
          <text:p text:style-name="P25">Applications</text:p>
          <text:list>
            <text:list-item>
              <text:p text:style-name="P8"><text:span text:style-name="T6">Determining the largest set of code words for reliable comm</text:span><text:span text:style-name="T7">u</text:span><text:span text:style-name="T6">nication from a possible set of code words. Similarly sounding code words are pl</text:span><text:span text:style-name="T8">a</text:span><text:span text:style-name="T6">ced as adjacent vertices in the graph(Figure)</text:span></text:p>
            </text:list-item>
            <text:list-item>
              <text:p text:style-name="P13">Find the most diverse set of investments</text:p>
            </text:list-item>
          </text:list>
        </text:list-item>
      </text:list>
      <text:p text:style-name="P3"/>
      <text:p text:style-name="P3">Vertex cover</text:p>
      <text:list xml:id="list2169343251" text:style-name="L2">
        <text:list-item>
          <text:p text:style-name="P26">Vertex cover is a set of vertices which covers all the edges of the graph.</text:p>
        </text:list-item>
        <text:list-item>
          <text:p text:style-name="P28">A vertex cover from whom no vertex can be removed is called the minimal vertex cover.</text:p>
        </text:list-item>
        <text:list-item>
          <text:p text:style-name="P28">The minimum vertex cover having the smallest cardinality is called the smallest/minimum vertex cover.</text:p>
        </text:list-item>
        <text:list-item>
          <text:p text:style-name="P32"><text:span text:style-name="T17">Vertex cover number is the number of vertices in the minimum vertex cover. It is represented by </text:span><text:span text:style-name="T17"><draw:frame draw:style-name="fr1" draw:name="Object6" text:anchor-type="as-char" svg:width="0.4319in" svg:height="0.2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  <text:list-item>
          <text:p text:style-name="P28">Computational problems</text:p>
          <text:list>
            <text:list-item>
              <text:p text:style-name="P28">Optimization version – Find the minimum vertex cover of a given graph – NP Hard</text:p>
            </text:list-item>
            <text:list-item>
              <text:p text:style-name="P28">Decision problem – Find the vertex cover of given size of a given graph – NP Complete.</text:p>
            </text:list-item>
          </text:list>
        </text:list-item>
      </text:list>
      <text:p text:style-name="P14"><text:soft-page-break/></text:p>
      <text:list xml:id="list599388912" text:continue-numbering="true" text:style-name="L2">
        <text:list-item>
          <text:p text:style-name="P15">Application</text:p>
          <text:list>
            <text:list-item>
              <text:p text:style-name="P33"><text:span text:style-name="T15">Telecommunications </text:span><text:span text:style-name="T18">- </text:span><text:span text:style-name="T15">To find the smallest number of nodes in a network to install monitoring devices to monitor all links of the networks.</text:span></text:p>
            </text:list-item>
          </text:list>
        </text:list-item>
      </text:list>
      <text:p text:style-name="P14"/>
      <text:p text:style-name="P4">Clique</text:p>
      <text:p text:style-name="P6">A set of vertices, all of which are adjacent to each other.</text:p>
      <text:p text:style-name="P16">To find the largest number of genes which react in a similar way to certain conditions</text:p>
      <text:p text:style-name="P16"/>
      <text:p text:style-name="P3">Dominating set</text:p>
      <text:list xml:id="list635265330" text:style-name="L3">
        <text:list-item>
          <text:p text:style-name="P27">Dominating set is a set of vertices which covers all the vertices of the graph</text:p>
        </text:list-item>
        <text:list-item>
          <text:p text:style-name="P29">Minimal dominating set</text:p>
        </text:list-item>
        <text:list-item>
          <text:p text:style-name="P29">Smallest dominating set</text:p>
        </text:list-item>
        <text:list-item>
          <text:p text:style-name="P34"><text:span text:style-name="T19">Dominating number(</text:span><text:span text:style-name="T19"><draw:frame draw:style-name="fr1" draw:name="Object7" text:anchor-type="as-char" svg:width="0.45in" svg:height="0.2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9">)</text:span></text:p>
        </text:list-item>
        <text:list-item>
          <text:p text:style-name="P29">A maximal independent set is always a dominating set.</text:p>
        </text:list-item>
        <text:list-item>
          <text:p text:style-name="P29">Computational problems</text:p>
          <text:list>
            <text:list-item>
              <text:p text:style-name="P29">Decision problem</text:p>
            </text:list-item>
            <text:list-item>
              <text:p text:style-name="P29">Optimization problem</text:p>
            </text:list-item>
          </text:list>
        </text:list-item>
      </text:list>
      <text:p text:style-name="P5"/>
      <text:p text:style-name="P30">To do</text:p>
      <text:list xml:id="list1959305122" text:style-name="L4">
        <text:list-item>
          <text:p text:style-name="P31">Deo</text:p>
          <text:list>
            <text:list-item>
              <text:p text:style-name="P31">chapter 8 exercises</text:p>
            </text:list-item>
            <text:list-item>
              <text:p text:style-name="P31">Finding all maximal independent sets</text:p>
            </text:list-item>
            <text:list-item>
              <text:p text:style-name="P31">Finding all minimal dominating sets</text:p>
            </text:list-item>
            <text:list-item>
              <text:p text:style-name="P31">Theorem 8.5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3.6$Linux_x86 LibreOffice_project/360m1$Build-2</meta:generator>
    <dc:date>2013-01-03T16:35:54</dc:date>
    <dc:creator>Kempa </dc:creator>
    <meta:editing-duration>PT10H16M27S</meta:editing-duration>
    <meta:editing-cycles>66</meta:editing-cycles>
    <meta:document-statistic meta:table-count="0" meta:image-count="0" meta:object-count="7" meta:page-count="2" meta:paragraph-count="55" meta:word-count="597" meta:character-count="3218" meta:non-whitespace-character-count="2713"/>
  </office:meta>
</office:document-meta>
</file>

<file path=Object 1/content.xml><?xml version="1.0" encoding="utf-8"?>
<math xmlns="http://www.w3.org/1998/Math/MathML">
  <semantics>
    <mrow>
      <mi mathvariant="italic">Independent</mi>
      <mi mathvariant="italic">set</mi>
      <mi mathvariant="italic">problem</mi>
      <mi mathvariant="italic">of</mi>
      <mrow>
        <mrow>
          <mtext>size</mtext>
          <mo stretchy="false">=</mo>
          <mi>k</mi>
        </mrow>
        <msub>
          <mo stretchy="false">≥</mo>
          <mi>p</mi>
        </msub>
        <mi mathvariant="italic">Clique</mi>
      </mrow>
      <mi mathvariant="italic">problem</mi>
      <mi mathvariant="italic">of</mi>
      <mrow>
        <mtext>size</mtext>
        <mo stretchy="false">=</mo>
        <mi>k</mi>
      </mrow>
    </mrow>
    <annotation encoding="StarMath 5.0">Independent set problem of "size"= k ge_p Clique problem of "size"= k</annotation>
  </semantics>
</math>
</file>

<file path=Object 2/content.xml><?xml version="1.0" encoding="utf-8"?>
<math xmlns="http://www.w3.org/1998/Math/MathML">
  <semantics>
    <mrow>
      <mi mathvariant="italic">Independent</mi>
      <mi mathvariant="italic">set</mi>
      <mi mathvariant="italic">problem</mi>
      <mi mathvariant="italic">of</mi>
      <mrow>
        <mrow>
          <mtext>size</mtext>
          <mo stretchy="false">=</mo>
          <mi>k</mi>
        </mrow>
        <msub>
          <mo stretchy="false">≥</mo>
          <mi>p</mi>
        </msub>
        <mi mathvariant="italic">Vertex</mi>
      </mrow>
      <mi mathvariant="italic">cover</mi>
      <mi mathvariant="italic">problem</mi>
      <mi mathvariant="italic">of</mi>
      <mrow>
        <mtext>size</mtext>
        <mo stretchy="false">=</mo>
        <mrow>
          <mrow>
            <mo stretchy="false">∣</mo>
            <mrow>
              <mi>V</mi>
            </mrow>
            <mo stretchy="false">∣</mo>
          </mrow>
          <mo stretchy="false">−</mo>
          <mi>k</mi>
        </mrow>
      </mrow>
    </mrow>
    <annotation encoding="StarMath 5.0">Independent set problem of "size"= k ge_p Vertex cover problem of "size"= lline V rline - k</annotation>
  </semantics>
</math>
</file>

<file path=Object 3/content.xml><?xml version="1.0" encoding="utf-8"?>
<math xmlns="http://www.w3.org/1998/Math/MathML">
  <semantics>
    <mrow>
      <mi mathvariant="italic">Clique</mi>
      <mi mathvariant="italic">problem</mi>
      <mi mathvariant="italic">of</mi>
      <mrow>
        <mrow>
          <mtext>size</mtext>
          <mo stretchy="false">=</mo>
          <mi>k</mi>
        </mrow>
        <msub>
          <mo stretchy="false">≥</mo>
          <mi>p</mi>
        </msub>
        <mi mathvariant="italic">Independent</mi>
      </mrow>
      <mi mathvariant="italic">set</mi>
      <mi mathvariant="italic">problem</mi>
      <mi mathvariant="italic">of</mi>
      <mrow>
        <mtext>size</mtext>
        <mo stretchy="false">=</mo>
        <mi>k</mi>
      </mrow>
    </mrow>
    <annotation encoding="StarMath 5.0">Clique problem of "size"= k ge_p Independent set problem of "size"= k</annotation>
  </semantics>
</math>
</file>

<file path=Object 4/content.xml><?xml version="1.0" encoding="utf-8"?>
<math xmlns="http://www.w3.org/1998/Math/MathML">
  <semantics>
    <mrow>
      <mi mathvariant="italic">Vertex</mi>
      <mi mathvariant="italic">cover</mi>
      <mi mathvariant="italic">problem</mi>
      <mi mathvariant="italic">of</mi>
      <mrow>
        <mrow>
          <mtext>size</mtext>
          <mo stretchy="false">=</mo>
          <mi>k</mi>
        </mrow>
        <msub>
          <mo stretchy="false">≥</mo>
          <mi>p</mi>
        </msub>
        <mi mathvariant="italic">Independent</mi>
      </mrow>
      <mi mathvariant="italic">set</mi>
      <mi mathvariant="italic">problem</mi>
      <mi mathvariant="italic">of</mi>
      <mrow>
        <mtext>size</mtext>
        <mo stretchy="false">=</mo>
        <mrow>
          <mrow>
            <mo stretchy="false">∣</mo>
            <mrow>
              <mi>V</mi>
            </mrow>
            <mo stretchy="false">∣</mo>
          </mrow>
          <mo stretchy="false">−</mo>
          <mi>k</mi>
        </mrow>
      </mrow>
    </mrow>
    <annotation encoding="StarMath 5.0">Vertex cover problem of "size"= k ge_p Independent set problem of "size"= lline V rline - k</annotation>
  </semantics>
</math>
</file>

<file path=Object 5/content.xml><?xml version="1.0" encoding="utf-8"?>
<math xmlns="http://www.w3.org/1998/Math/MathML">
  <semantics>
    <mrow>
      <mo stretchy="false">α</mo>
      <mrow>
        <mo stretchy="false">(</mo>
        <mrow>
          <mi>G</mi>
        </mrow>
        <mo stretchy="false">)</mo>
      </mrow>
    </mrow>
    <annotation encoding="StarMath 5.0">%alpha(G)</annotation>
  </semantics>
</math>
</file>

<file path=Object 6/content.xml><?xml version="1.0" encoding="utf-8"?>
<math xmlns="http://www.w3.org/1998/Math/MathML">
  <semantics>
    <mrow>
      <mo stretchy="false">τ</mo>
      <mrow>
        <mo stretchy="false">(</mo>
        <mrow>
          <mi>G</mi>
        </mrow>
        <mo stretchy="false">)</mo>
      </mrow>
    </mrow>
    <annotation encoding="StarMath 5.0">%tau(G)</annotation>
  </semantics>
</math>
</file>

<file path=Object 7/content.xml><?xml version="1.0" encoding="utf-8"?>
<math xmlns="http://www.w3.org/1998/Math/MathML">
  <semantics>
    <mrow>
      <mo stretchy="false">γ</mo>
      <mrow>
        <mo stretchy="false">(</mo>
        <mrow>
          <mi>G</mi>
        </mrow>
        <mo stretchy="false">)</mo>
      </mrow>
    </mrow>
    <annotation encoding="StarMath 5.0">%gamma(G)</annotation>
  </semantics>
</math>
</file>